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B036F92FBDB7E130C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opacity="100%"/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19cm" svg:height="11.2cm" svg:x="1.001cm" svg:y="12.2cm">
          <draw:image xlink:href="Pictures/1000000000000780000004B036F92FBDB7E130C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6T19:08:23.219238274</dc:date>
    <meta:editing-duration>PT2M1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